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Google Sans&quot;" svg:font-family="'&quot;Google Sans&quot;'" style:font-pitch="variable"/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51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0.993cm"/>
    </style:style>
    <style:style style:name="co4" style:family="table-column">
      <style:table-column-properties fo:break-before="auto" style:column-width="2.829cm"/>
    </style:style>
    <style:style style:name="co5" style:family="table-column">
      <style:table-column-properties fo:break-before="auto" style:column-width="2.574cm"/>
    </style:style>
    <style:style style:name="co6" style:family="table-column">
      <style:table-column-properties fo:break-before="auto" style:column-width="1.96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0.953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469cm"/>
    </style:style>
    <style:style style:name="co12" style:family="table-column">
      <style:table-column-properties fo:break-before="auto" style:column-width="1.162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ta1" style:family="table" style:master-page-name="PageStyle_5f_Чек-лист">
      <style:table-properties table:display="true" style:writing-mode="lr-tb"/>
    </style:style>
    <style:style style:name="ce1" style:family="table-cell" style:parent-style-name="Excel_20_Built-in_20_40_25__20_-_20_Accent1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20_25__20_-_20_Accent1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3" style:family="table-cell" style:parent-style-name="Excel_20_Built-in_20_20_25__20_-_20_Accent1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c32214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10" style:family="table-cell" style:parent-style-name="Excel_20_Built-in_20_Check_20_Cell" style:data-style-name="N80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" style:family="table-cell" style:parent-style-name="Excel_20_Built-in_20_Normal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Excel_20_Built-in_20_Check_20_Cell" style:data-style-name="N8000">
      <style:table-cell-properties fo:background-color="#d9d9d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Goo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f1f1f" style:text-outline="false" style:text-line-through-style="none" style:font-name="&quot;Google Sans&quot;" fo:font-size="10pt" fo:font-style="normal" fo:text-shadow="none" style:text-underline-style="none" fo:font-weight="normal" style:font-size-asian="10pt" style:font-style-asian="normal" style:font-weight-asian="normal" style:font-name-complex="&quot;Google Sans&quot;" style:font-size-complex="10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f1f1f" style:text-outline="false" style:text-line-through-style="none" style:font-name="&quot;Google Sans&quot;" fo:font-size="10pt" fo:font-style="normal" fo:text-shadow="none" style:text-underline-style="none" fo:font-weight="normal" style:font-size-asian="10pt" style:font-style-asian="normal" style:font-weight-asian="normal" style:font-name-complex="&quot;Google Sans&quot;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1f1f1f" style:text-outline="false" style:text-line-through-style="none" style:font-name="&quot;Google Sans&quot;" fo:font-size="10pt" fo:font-style="normal" fo:text-shadow="none" style:text-underline-style="none" fo:font-weight="normal" style:font-size-asian="10pt" style:font-style-asian="normal" style:font-weight-asian="normal" style:font-name-complex="&quot;Google Sans&quot;" style:font-size-complex="10pt" style:font-style-complex="normal" style:font-weight-complex="normal"/>
    </style:style>
    <style:style style:name="ce20" style:family="table-cell" style:parent-style-name="Excel_20_Built-in_20_40_25__20_-_20_Accent1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1" style:family="table-cell" style:parent-style-name="Excel_20_Built-in_20_60_25__20_-_20_Accent1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2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Excel_20_Built-in_20_40_25__20_-_20_Accent1" style:data-style-name="N8000">
      <style:table-cell-properties fo:border-bottom="0.035cm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4" style:family="table-cell" style:parent-style-name="Excel_20_Built-in_20_20_25__20_-_20_Accent1" style:data-style-name="N8000">
      <style:table-cell-properties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7" style:family="table-cell" style:parent-style-name="Excel_20_Built-in_20_Bad" style:data-style-name="N8000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28" style:family="table-cell" style:parent-style-name="Excel_20_Built-in_20_40_25__20_-_20_Accent1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9" style:family="table-cell" style:parent-style-name="Excel_20_Built-in_20_60_25__20_-_20_Accent1" style:data-style-name="N8000">
      <style:table-cell-properties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Чек-лист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1" table:number-columns-repeated="1012" table:default-cell-style-name="Excel_20_Built-in_20_Normal"/>
        <table:table-row table:style-name="ro1">
          <table:table-cell table:style-name="ce1" office:value-type="string">
            <text:p>Дата рождения:</text:p>
          </table:table-cell>
          <table:table-cell table:style-name="ce8"/>
          <table:table-cell table:style-name="ce20" office:value-type="string" table:number-columns-spanned="9" table:number-rows-spanned="1">
            <text:p>Полученные с помощью техники pairwise кейсы:</text:p>
          </table:table-cell>
          <table:covered-table-cell table:number-columns-repeated="8" table:style-name="ce23"/>
          <table:table-cell table:style-name="ce28"/>
          <table:table-cell table:style-name="ce11" table:number-columns-repeated="16"/>
          <table:table-cell table:number-columns-repeated="996"/>
        </table:table-row>
        <table:table-row table:style-name="ro2">
          <table:table-cell table:style-name="ce2" office:value-type="string">
            <text:p>Значения даты могут разделяться:</text:p>
          </table:table-cell>
          <table:table-cell table:style-name="ce8"/>
          <table:table-cell table:style-name="ce21" office:value-type="string">
            <text:p>№</text:p>
          </table:table-cell>
          <table:table-cell table:style-name="ce21" office:value-type="string">
            <text:p>Разделение</text:p>
          </table:table-cell>
          <table:table-cell table:style-name="ce21" office:value-type="string">
            <text:p>Символы</text:p>
          </table:table-cell>
          <table:table-cell table:style-name="ce21" office:value-type="string">
            <text:p>Формат</text:p>
          </table:table-cell>
          <table:table-cell table:style-name="ce21"/>
          <table:table-cell table:style-name="ce21" office:value-type="string">
            <text:p>№</text:p>
          </table:table-cell>
          <table:table-cell table:style-name="ce21" office:value-type="string">
            <text:p>Разделение</text:p>
          </table:table-cell>
          <table:table-cell table:style-name="ce21" office:value-type="string">
            <text:p>Символы</text:p>
          </table:table-cell>
          <table:table-cell table:style-name="ce21" office:value-type="string">
            <text:p>Формат</text:p>
          </table:table-cell>
          <table:table-cell table:style-name="ce29"/>
          <table:table-cell table:style-name="ce11" table:number-columns-repeated="16"/>
          <table:table-cell table:number-columns-repeated="996"/>
        </table:table-row>
        <table:table-row-group>
          <table:table-row table:style-name="ro1">
            <table:table-cell table:style-name="ce3" office:value-type="string">
              <text:p>1. символом "."</text:p>
            </table:table-cell>
            <table:table-cell table:style-name="ce12"/>
            <table:table-cell table:style-name="ce21" office:value-type="float" office:value="1">
              <text:p>1</text:p>
            </table:table-cell>
            <table:table-cell table:style-name="ce24" office:value-type="string">
              <text:p>"."</text:p>
            </table:table-cell>
            <table:table-cell table:style-name="ce26" office:value-type="string">
              <text:p>спецсимволы</text:p>
            </table:table-cell>
            <table:table-cell table:style-name="ce24" office:value-type="string">
              <text:p>мм.дд.гг</text:p>
            </table:table-cell>
            <table:table-cell table:style-name="ce27" office:value-type="string">
              <text:p>failed</text:p>
            </table:table-cell>
            <table:table-cell table:style-name="ce21" office:value-type="float" office:value="17">
              <text:p>17</text:p>
            </table:table-cell>
            <table:table-cell table:style-name="ce24" office:value-type="string">
              <text:p>space</text:p>
            </table:table-cell>
            <table:table-cell table:style-name="ce26" office:value-type="string">
              <text:p>спецсимволы</text:p>
            </table:table-cell>
            <table:table-cell table:style-name="ce24" office:value-type="string">
              <text:p>мм.дд.гг</text:p>
            </table:table-cell>
            <table:table-cell table:style-name="ce27" office:value-type="string">
              <text:p>failed</text:p>
            </table:table-cell>
            <table:table-cell table:style-name="ce11" table:number-columns-repeated="16"/>
            <table:table-cell table:number-columns-repeated="996"/>
          </table:table-row>
          <table:table-row-group>
            <table:table-row table:style-name="ro1">
              <table:table-cell table:style-name="ce3" office:value-type="string">
                <text:p>2. символом "/"</text:p>
              </table:table-cell>
              <table:table-cell table:style-name="ce12"/>
              <table:table-cell table:style-name="ce21" office:value-type="float" office:value="2">
                <text:p>2</text:p>
              </table:table-cell>
              <table:table-cell table:style-name="ce24" office:value-type="string">
                <text:p>"."</text:p>
              </table:table-cell>
              <table:table-cell table:style-name="ce26" office:value-type="string">
                <text:p>буквы</text:p>
              </table:table-cell>
              <table:table-cell table:style-name="ce24" office:value-type="string">
                <text:p>мм.гг.дд</text:p>
              </table:table-cell>
              <table:table-cell table:style-name="ce27" office:value-type="string">
                <text:p>failed</text:p>
              </table:table-cell>
              <table:table-cell table:style-name="ce21" office:value-type="float" office:value="18">
                <text:p>18</text:p>
              </table:table-cell>
              <table:table-cell table:style-name="ce24" office:value-type="string">
                <text:p>space</text:p>
              </table:table-cell>
              <table:table-cell table:style-name="ce26" office:value-type="string">
                <text:p>буквы</text:p>
              </table:table-cell>
              <table:table-cell table:style-name="ce24" office:value-type="string">
                <text:p>мм.гг.дд</text:p>
              </table:table-cell>
              <table:table-cell table:style-name="ce27" office:value-type="string">
                <text:p>failed</text:p>
              </table:table-cell>
              <table:table-cell table:style-name="ce11" table:number-columns-repeated="16"/>
              <table:table-cell table:number-columns-repeated="996"/>
            </table:table-row>
            <table:table-row table:style-name="ro1">
              <table:table-cell table:style-name="ce3" office:value-type="string">
                <text:p>3. символом "-"</text:p>
              </table:table-cell>
              <table:table-cell table:style-name="ce8"/>
              <table:table-cell table:style-name="ce21" office:value-type="float" office:value="3">
                <text:p>3</text:p>
              </table:table-cell>
              <table:table-cell table:style-name="ce24" office:value-type="string">
                <text:p>"-"</text:p>
              </table:table-cell>
              <table:table-cell table:style-name="ce26" office:value-type="string">
                <text:p>цифры</text:p>
              </table:table-cell>
              <table:table-cell table:style-name="ce24" office:value-type="string">
                <text:p>мм.дд.гг</text:p>
              </table:table-cell>
              <table:table-cell table:style-name="ce27" office:value-type="string">
                <text:p>failed</text:p>
              </table:table-cell>
              <table:table-cell table:style-name="ce21" office:value-type="float" office:value="19">
                <text:p>19</text:p>
              </table:table-cell>
              <table:table-cell table:style-name="ce24" office:value-type="string">
                <text:p>space</text:p>
              </table:table-cell>
              <table:table-cell table:style-name="ce26" office:value-type="string">
                <text:p>цифры</text:p>
              </table:table-cell>
              <table:table-cell table:style-name="ce24" office:value-type="string">
                <text:p>гг.мм.дд</text:p>
              </table:table-cell>
              <table:table-cell table:style-name="ce27" office:value-type="string">
                <text:p>failed</text:p>
              </table:table-cell>
              <table:table-cell table:style-name="ce11" table:number-columns-repeated="16"/>
              <table:table-cell table:number-columns-repeated="996"/>
            </table:table-row>
            <table:table-row table:style-name="ro1">
              <table:table-cell table:style-name="ce3" office:value-type="string">
                <text:p>4. пробелом</text:p>
              </table:table-cell>
              <table:table-cell table:style-name="ce12"/>
              <table:table-cell table:style-name="ce21" office:value-type="float" office:value="4">
                <text:p>4</text:p>
              </table:table-cell>
              <table:table-cell table:style-name="ce24" office:value-type="string">
                <text:p>"-"</text:p>
              </table:table-cell>
              <table:table-cell table:style-name="ce26" office:value-type="string">
                <text:p>спецсимволы</text:p>
              </table:table-cell>
              <table:table-cell table:style-name="ce24" office:value-type="string">
                <text:p>мм.гг.дд</text:p>
              </table:table-cell>
              <table:table-cell table:style-name="ce27" office:value-type="string">
                <text:p>failed</text:p>
              </table:table-cell>
              <table:table-cell table:style-name="ce21" office:value-type="float" office:value="20">
                <text:p>20</text:p>
              </table:table-cell>
              <table:table-cell table:style-name="ce24" office:value-type="string">
                <text:p>space</text:p>
              </table:table-cell>
              <table:table-cell table:style-name="ce26" office:value-type="string">
                <text:p>спецсимволы</text:p>
              </table:table-cell>
              <table:table-cell table:style-name="ce24" office:value-type="string">
                <text:p>гг.дд.мм</text:p>
              </table:table-cell>
              <table:table-cell table:style-name="ce27" office:value-type="string">
                <text:p>failed</text:p>
              </table:table-cell>
              <table:table-cell table:style-name="ce11" table:number-columns-repeated="16"/>
              <table:table-cell table:number-columns-repeated="996"/>
            </table:table-row>
            <table:table-row table:style-name="ro1">
              <table:table-cell table:style-name="ce3" office:value-type="string">
                <text:p>5. написаны слитно</text:p>
              </table:table-cell>
              <table:table-cell table:style-name="ce12"/>
              <table:table-cell table:style-name="ce21" office:value-type="float" office:value="5">
                <text:p>5</text:p>
              </table:table-cell>
              <table:table-cell table:style-name="ce24" office:value-type="string">
                <text:p>"-"</text:p>
              </table:table-cell>
              <table:table-cell table:style-name="ce26" office:value-type="string">
                <text:p>буквы</text:p>
              </table:table-cell>
              <table:table-cell table:style-name="ce24" office:value-type="string">
                <text:p>гг.мм.дд</text:p>
              </table:table-cell>
              <table:table-cell table:style-name="ce27" office:value-type="string">
                <text:p>failed</text:p>
              </table:table-cell>
              <table:table-cell table:style-name="ce21" office:value-type="float" office:value="21">
                <text:p>21</text:p>
              </table:table-cell>
              <table:table-cell table:style-name="ce24" office:value-type="string">
                <text:p>слитно</text:p>
              </table:table-cell>
              <table:table-cell table:style-name="ce26" office:value-type="string">
                <text:p>цифры</text:p>
              </table:table-cell>
              <table:table-cell table:style-name="ce24" office:value-type="string">
                <text:p>мм.дд.гг</text:p>
              </table:table-cell>
              <table:table-cell table:style-name="ce27" office:value-type="string">
                <text:p>failed</text:p>
              </table:table-cell>
              <table:table-cell table:style-name="ce11" table:number-columns-repeated="16"/>
              <table:table-cell table:number-columns-repeated="996"/>
            </table:table-row>
            <table:table-row table:style-name="ro1">
              <table:table-cell table:style-name="ce2" office:value-type="string">
                <text:p>Принимаемые значения:</text:p>
              </table:table-cell>
              <table:table-cell table:style-name="ce8"/>
              <table:table-cell table:style-name="ce21" office:value-type="float" office:value="6">
                <text:p>6</text:p>
              </table:table-cell>
              <table:table-cell table:style-name="ce24" office:value-type="string">
                <text:p>"-"</text:p>
              </table:table-cell>
              <table:table-cell table:style-name="ce26" office:value-type="string">
                <text:p>цифры</text:p>
              </table:table-cell>
              <table:table-cell table:style-name="ce24" office:value-type="string">
                <text:p>гг.мм.дд</text:p>
              </table:table-cell>
              <table:table-cell table:style-name="ce15" office:value-type="string">
                <text:p>passed</text:p>
              </table:table-cell>
              <table:table-cell table:style-name="ce21" office:value-type="float" office:value="22">
                <text:p>22</text:p>
              </table:table-cell>
              <table:table-cell table:style-name="ce24" office:value-type="string">
                <text:p>слитно</text:p>
              </table:table-cell>
              <table:table-cell table:style-name="ce26" office:value-type="string">
                <text:p>спецсимволы</text:p>
              </table:table-cell>
              <table:table-cell table:style-name="ce24" office:value-type="string">
                <text:p>мм.гг.дд</text:p>
              </table:table-cell>
              <table:table-cell table:style-name="ce27" office:value-type="string">
                <text:p>failed</text:p>
              </table:table-cell>
              <table:table-cell table:style-name="ce11" table:number-columns-repeated="16"/>
              <table:table-cell table:number-columns-repeated="996"/>
            </table:table-row>
            <table:table-row-group>
              <table:table-row table:style-name="ro1">
                <table:table-cell table:style-name="ce3" office:value-type="string">
                  <text:p>1. буквы</text:p>
                </table:table-cell>
                <table:table-cell table:style-name="ce12"/>
                <table:table-cell table:style-name="ce21" office:value-type="float" office:value="7">
                  <text:p>7</text:p>
                </table:table-cell>
                <table:table-cell table:style-name="ce24" office:value-type="string">
                  <text:p>"-"</text:p>
                </table:table-cell>
                <table:table-cell table:style-name="ce26" office:value-type="string">
                  <text:p>спецсимволы</text:p>
                </table:table-cell>
                <table:table-cell table:style-name="ce24" office:value-type="string">
                  <text:p>дд.мм.гг</text:p>
                </table:table-cell>
                <table:table-cell table:style-name="ce27" office:value-type="string">
                  <text:p>failed</text:p>
                </table:table-cell>
                <table:table-cell table:style-name="ce21" office:value-type="float" office:value="23">
                  <text:p>23</text:p>
                </table:table-cell>
                <table:table-cell table:style-name="ce24" office:value-type="string">
                  <text:p>слитно</text:p>
                </table:table-cell>
                <table:table-cell table:style-name="ce26" office:value-type="string">
                  <text:p>буквы</text:p>
                </table:table-cell>
                <table:table-cell table:style-name="ce24" office:value-type="string">
                  <text:p>гг.мм.дд</text:p>
                </table:table-cell>
                <table:table-cell table:style-name="ce27" office:value-type="string">
                  <text:p>failed</text:p>
                </table:table-cell>
                <table:table-cell table:style-name="ce11" table:number-columns-repeated="16"/>
                <table:table-cell table:number-columns-repeated="996"/>
              </table:table-row>
              <table:table-row table:style-name="ro1">
                <table:table-cell table:style-name="ce3" office:value-type="string">
                  <text:p>2. цифры</text:p>
                </table:table-cell>
                <table:table-cell table:style-name="ce12"/>
                <table:table-cell table:style-name="ce21" office:value-type="float" office:value="8">
                  <text:p>8</text:p>
                </table:table-cell>
                <table:table-cell table:style-name="ce24" office:value-type="string">
                  <text:p>"-"</text:p>
                </table:table-cell>
                <table:table-cell table:style-name="ce26" office:value-type="string">
                  <text:p>буквы</text:p>
                </table:table-cell>
                <table:table-cell table:style-name="ce24" office:value-type="string">
                  <text:p>дд.гг.мм</text:p>
                </table:table-cell>
                <table:table-cell table:style-name="ce27" office:value-type="string">
                  <text:p>failed</text:p>
                </table:table-cell>
                <table:table-cell table:style-name="ce21" office:value-type="float" office:value="24">
                  <text:p>24</text:p>
                </table:table-cell>
                <table:table-cell table:style-name="ce24" office:value-type="string">
                  <text:p>слитно</text:p>
                </table:table-cell>
                <table:table-cell table:style-name="ce26" office:value-type="string">
                  <text:p>цифры</text:p>
                </table:table-cell>
                <table:table-cell table:style-name="ce24" office:value-type="string">
                  <text:p>гг.дд.мм</text:p>
                </table:table-cell>
                <table:table-cell table:style-name="ce27" office:value-type="string">
                  <text:p>failed</text:p>
                </table:table-cell>
                <table:table-cell table:style-name="ce11" table:number-columns-repeated="16"/>
                <table:table-cell table:number-columns-repeated="996"/>
              </table:table-row>
              <table:table-row table:style-name="ro1">
                <table:table-cell table:style-name="ce3" office:value-type="string">
                  <text:p>3. спецсимволы</text:p>
                </table:table-cell>
                <table:table-cell table:style-name="ce8"/>
                <table:table-cell table:style-name="ce21" office:value-type="float" office:value="9">
                  <text:p>9</text:p>
                </table:table-cell>
                <table:table-cell table:style-name="ce24" office:value-type="string">
                  <text:p>"/"</text:p>
                </table:table-cell>
                <table:table-cell table:style-name="ce26" office:value-type="string">
                  <text:p>спецсимволы</text:p>
                </table:table-cell>
                <table:table-cell table:style-name="ce24" office:value-type="string">
                  <text:p>гг.мм.дд</text:p>
                </table:table-cell>
                <table:table-cell table:style-name="ce27" office:value-type="string">
                  <text:p>failed</text:p>
                </table:table-cell>
                <table:table-cell table:style-name="ce21" office:value-type="float" office:value="25">
                  <text:p>25</text:p>
                </table:table-cell>
                <table:table-cell table:style-name="ce24" office:value-type="string">
                  <text:p>слитно</text:p>
                </table:table-cell>
                <table:table-cell table:style-name="ce26" office:value-type="string">
                  <text:p>спецсимволы</text:p>
                </table:table-cell>
                <table:table-cell table:style-name="ce24" office:value-type="string">
                  <text:p>дд.мм.гг</text:p>
                </table:table-cell>
                <table:table-cell table:style-name="ce27" office:value-type="string">
                  <text:p>failed</text:p>
                </table:table-cell>
                <table:table-cell table:style-name="ce11" table:number-columns-repeated="16"/>
                <table:table-cell table:number-columns-repeated="996"/>
              </table:table-row>
              <table:table-row table:style-name="ro1">
                <table:table-cell table:style-name="ce2" office:value-type="string">
                  <text:p>Порядок значений даты:</text:p>
                </table:table-cell>
                <table:table-cell table:style-name="ce12"/>
                <table:table-cell table:style-name="ce21" office:value-type="float" office:value="10">
                  <text:p>10</text:p>
                </table:table-cell>
                <table:table-cell table:style-name="ce24" office:value-type="string">
                  <text:p>"/"</text:p>
                </table:table-cell>
                <table:table-cell table:style-name="ce26" office:value-type="string">
                  <text:p>буквы</text:p>
                </table:table-cell>
                <table:table-cell table:style-name="ce24" office:value-type="string">
                  <text:p>гг.дд.мм</text:p>
                </table:table-cell>
                <table:table-cell table:style-name="ce27" office:value-type="string">
                  <text:p>failed</text:p>
                </table:table-cell>
                <table:table-cell table:style-name="ce21" office:value-type="float" office:value="26">
                  <text:p>26</text:p>
                </table:table-cell>
                <table:table-cell table:style-name="ce24" office:value-type="string">
                  <text:p>слитно</text:p>
                </table:table-cell>
                <table:table-cell table:style-name="ce26" office:value-type="string">
                  <text:p>буквы</text:p>
                </table:table-cell>
                <table:table-cell table:style-name="ce24" office:value-type="string">
                  <text:p>дд.гг.мм</text:p>
                </table:table-cell>
                <table:table-cell table:style-name="ce27" office:value-type="string">
                  <text:p>failed</text:p>
                </table:table-cell>
                <table:table-cell table:style-name="ce11" table:number-columns-repeated="16"/>
                <table:table-cell table:number-columns-repeated="996"/>
              </table:table-row>
              <table:table-row table:style-name="ro1">
                <table:table-cell table:style-name="ce3" office:value-type="string">
                  <text:p>дд.мм.гг</text:p>
                </table:table-cell>
                <table:table-cell table:style-name="ce12"/>
                <table:table-cell table:style-name="ce21" office:value-type="float" office:value="11">
                  <text:p>11</text:p>
                </table:table-cell>
                <table:table-cell table:style-name="ce24" office:value-type="string">
                  <text:p>"/"</text:p>
                </table:table-cell>
                <table:table-cell table:style-name="ce26" office:value-type="string">
                  <text:p>цифры</text:p>
                </table:table-cell>
                <table:table-cell table:style-name="ce24" office:value-type="string">
                  <text:p>дд.мм.гг</text:p>
                </table:table-cell>
                <table:table-cell table:style-name="ce27" office:value-type="string">
                  <text:p>failed</text:p>
                </table:table-cell>
                <table:table-cell table:style-name="ce21" office:value-type="float" office:value="27">
                  <text:p>27</text:p>
                </table:table-cell>
                <table:table-cell table:style-name="ce24" office:value-type="string">
                  <text:p>"."</text:p>
                </table:table-cell>
                <table:table-cell table:style-name="ce26" office:value-type="string">
                  <text:p>спецсимволы</text:p>
                </table:table-cell>
                <table:table-cell table:style-name="ce24" office:value-type="string">
                  <text:p>гг.мм.дд</text:p>
                </table:table-cell>
                <table:table-cell table:style-name="ce27" office:value-type="string">
                  <text:p>failed</text:p>
                </table:table-cell>
                <table:table-cell table:style-name="ce11" table:number-columns-repeated="16"/>
                <table:table-cell table:number-columns-repeated="996"/>
              </table:table-row>
            </table:table-row-group>
            <table:table-row table:style-name="ro1">
              <table:table-cell table:style-name="ce3" office:value-type="string">
                <text:p>дд.гг.мм</text:p>
              </table:table-cell>
              <table:table-cell table:style-name="ce8"/>
              <table:table-cell table:style-name="ce21" office:value-type="float" office:value="12">
                <text:p>12</text:p>
              </table:table-cell>
              <table:table-cell table:style-name="ce24" office:value-type="string">
                <text:p>"/"</text:p>
              </table:table-cell>
              <table:table-cell table:style-name="ce26" office:value-type="string">
                <text:p>спецсимволы</text:p>
              </table:table-cell>
              <table:table-cell table:style-name="ce24" office:value-type="string">
                <text:p>дд.гг.мм</text:p>
              </table:table-cell>
              <table:table-cell table:style-name="ce27" office:value-type="string">
                <text:p>failed</text:p>
              </table:table-cell>
              <table:table-cell table:style-name="ce21" office:value-type="float" office:value="28">
                <text:p>28</text:p>
              </table:table-cell>
              <table:table-cell table:style-name="ce24" office:value-type="string">
                <text:p>"."</text:p>
              </table:table-cell>
              <table:table-cell table:style-name="ce26" office:value-type="string">
                <text:p>буквы</text:p>
              </table:table-cell>
              <table:table-cell table:style-name="ce24" office:value-type="string">
                <text:p>гг.дд.мм</text:p>
              </table:table-cell>
              <table:table-cell table:style-name="ce27" office:value-type="string">
                <text:p>failed</text:p>
              </table:table-cell>
              <table:table-cell table:style-name="ce11" table:number-columns-repeated="16"/>
              <table:table-cell table:number-columns-repeated="996"/>
            </table:table-row>
            <table:table-row-group>
              <table:table-row table:style-name="ro1">
                <table:table-cell table:style-name="ce3" office:value-type="string">
                  <text:p>мм.дд.гг</text:p>
                </table:table-cell>
                <table:table-cell table:style-name="ce12"/>
                <table:table-cell table:style-name="ce21" office:value-type="float" office:value="13">
                  <text:p>13</text:p>
                </table:table-cell>
                <table:table-cell table:style-name="ce24" office:value-type="string">
                  <text:p>"/"</text:p>
                </table:table-cell>
                <table:table-cell table:style-name="ce26" office:value-type="string">
                  <text:p>буквы</text:p>
                </table:table-cell>
                <table:table-cell table:style-name="ce24" office:value-type="string">
                  <text:p>мм.дд.гг</text:p>
                </table:table-cell>
                <table:table-cell table:style-name="ce27" office:value-type="string">
                  <text:p>failed</text:p>
                </table:table-cell>
                <table:table-cell table:style-name="ce21" office:value-type="float" office:value="29">
                  <text:p>29</text:p>
                </table:table-cell>
                <table:table-cell table:style-name="ce24" office:value-type="string">
                  <text:p>"."</text:p>
                </table:table-cell>
                <table:table-cell table:style-name="ce26" office:value-type="string">
                  <text:p>цифры</text:p>
                </table:table-cell>
                <table:table-cell table:style-name="ce24" office:value-type="string">
                  <text:p>дд.мм.гг</text:p>
                </table:table-cell>
                <table:table-cell table:style-name="ce27" office:value-type="string">
                  <text:p>failed</text:p>
                </table:table-cell>
                <table:table-cell table:style-name="ce11" table:number-columns-repeated="16"/>
                <table:table-cell table:number-columns-repeated="996"/>
              </table:table-row>
              <table:table-row table:style-name="ro1">
                <table:table-cell table:style-name="ce3" office:value-type="string">
                  <text:p>мм.гг.дд</text:p>
                </table:table-cell>
                <table:table-cell table:style-name="ce12"/>
                <table:table-cell table:style-name="ce21" office:value-type="float" office:value="14">
                  <text:p>14</text:p>
                </table:table-cell>
                <table:table-cell table:style-name="ce24" office:value-type="string">
                  <text:p>"/"</text:p>
                </table:table-cell>
                <table:table-cell table:style-name="ce26" office:value-type="string">
                  <text:p>цифры</text:p>
                </table:table-cell>
                <table:table-cell table:style-name="ce24" office:value-type="string">
                  <text:p>мм.гг.дд</text:p>
                </table:table-cell>
                <table:table-cell table:style-name="ce27" office:value-type="string">
                  <text:p>failed</text:p>
                </table:table-cell>
                <table:table-cell table:style-name="ce21" office:value-type="float" office:value="30">
                  <text:p>30</text:p>
                </table:table-cell>
                <table:table-cell table:style-name="ce24" office:value-type="string">
                  <text:p>"."</text:p>
                </table:table-cell>
                <table:table-cell table:style-name="ce26" office:value-type="string">
                  <text:p>спецсимволы</text:p>
                </table:table-cell>
                <table:table-cell table:style-name="ce24" office:value-type="string">
                  <text:p>дд.гг.мм</text:p>
                </table:table-cell>
                <table:table-cell table:style-name="ce27" office:value-type="string">
                  <text:p>failed</text:p>
                </table:table-cell>
                <table:table-cell table:style-name="ce11" table:number-columns-repeated="16"/>
                <table:table-cell table:number-columns-repeated="996"/>
              </table:table-row>
              <table:table-row table:style-name="ro1">
                <table:table-cell table:style-name="ce3" office:value-type="string">
                  <text:p>гг.мм.дд</text:p>
                </table:table-cell>
                <table:table-cell table:style-name="ce8"/>
                <table:table-cell table:style-name="ce21" office:value-type="float" office:value="15">
                  <text:p>15</text:p>
                </table:table-cell>
                <table:table-cell table:style-name="ce24" office:value-type="string">
                  <text:p>space</text:p>
                </table:table-cell>
                <table:table-cell table:style-name="ce26" office:value-type="string">
                  <text:p>буквы</text:p>
                </table:table-cell>
                <table:table-cell table:style-name="ce24" office:value-type="string">
                  <text:p>дд.мм.гг</text:p>
                </table:table-cell>
                <table:table-cell table:style-name="ce27" office:value-type="string">
                  <text:p>failed</text:p>
                </table:table-cell>
                <table:table-cell table:style-name="ce21" office:value-type="float" office:value="31">
                  <text:p>31</text:p>
                </table:table-cell>
                <table:table-cell table:style-name="ce24" office:value-type="string">
                  <text:p>"."</text:p>
                </table:table-cell>
                <table:table-cell table:style-name="ce26" office:value-type="string">
                  <text:p>буквы</text:p>
                </table:table-cell>
                <table:table-cell table:style-name="ce24" office:value-type="string">
                  <text:p>мм.дд.гг</text:p>
                </table:table-cell>
                <table:table-cell table:style-name="ce27" office:value-type="string">
                  <text:p>failed</text:p>
                </table:table-cell>
                <table:table-cell table:style-name="ce11" table:number-columns-repeated="16"/>
                <table:table-cell table:number-columns-repeated="996"/>
              </table:table-row>
              <table:table-row table:style-name="ro1">
                <table:table-cell table:style-name="ce3" office:value-type="string">
                  <text:p>гг.дд.мм</text:p>
                </table:table-cell>
                <table:table-cell table:style-name="ce12"/>
                <table:table-cell table:style-name="ce21" office:value-type="float" office:value="16">
                  <text:p>16</text:p>
                </table:table-cell>
                <table:table-cell table:style-name="ce24" office:value-type="string">
                  <text:p>space</text:p>
                </table:table-cell>
                <table:table-cell table:style-name="ce26" office:value-type="string">
                  <text:p>цифры</text:p>
                </table:table-cell>
                <table:table-cell table:style-name="ce24" office:value-type="string">
                  <text:p>дд.гг.мм</text:p>
                </table:table-cell>
                <table:table-cell table:style-name="ce27" office:value-type="string">
                  <text:p>failed</text:p>
                </table:table-cell>
                <table:table-cell table:style-name="ce21" office:value-type="float" office:value="32">
                  <text:p>32</text:p>
                </table:table-cell>
                <table:table-cell table:style-name="ce24" office:value-type="string">
                  <text:p>"."</text:p>
                </table:table-cell>
                <table:table-cell table:style-name="ce26" office:value-type="string">
                  <text:p>цифры</text:p>
                </table:table-cell>
                <table:table-cell table:style-name="ce24" office:value-type="string">
                  <text:p>мм.гг.дд</text:p>
                </table:table-cell>
                <table:table-cell table:style-name="ce27" office:value-type="string">
                  <text:p>failed</text:p>
                </table:table-cell>
                <table:table-cell table:style-name="ce11" table:number-columns-repeated="16"/>
                <table:table-cell table:number-columns-repeated="996"/>
              </table:table-row>
            </table:table-row-group>
          </table:table-row-group>
          <table:table-row table:style-name="ro3" table:number-rows-repeated="2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 table:number-rows-repeated="6">
              <table:table-cell table:style-name="Default" table:number-columns-repeated="3"/>
              <table:table-cell table:style-name="ce11" table:number-columns-repeated="25"/>
              <table:table-cell table:number-columns-repeated="996"/>
            </table:table-row>
          </table:table-row-group>
          <table:table-row table:style-name="ro3" table:number-rows-repeated="2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>
              <table:table-cell table:style-name="Default" table:number-columns-repeated="3"/>
              <table:table-cell table:style-name="ce11" table:number-columns-repeated="25"/>
              <table:table-cell table:number-columns-repeated="996"/>
            </table:table-row>
          </table:table-row-group>
          <table:table-row table:style-name="ro3" table:number-rows-repeated="2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>
              <table:table-cell table:style-name="Default" table:number-columns-repeated="3"/>
              <table:table-cell table:style-name="ce11" table:number-columns-repeated="25"/>
              <table:table-cell table:number-columns-repeated="996"/>
            </table:table-row>
          </table:table-row-group>
          <table:table-row table:style-name="ro3" table:number-rows-repeated="2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>
              <table:table-cell table:style-name="Default" table:number-columns-repeated="3"/>
              <table:table-cell table:style-name="ce11" table:number-columns-repeated="25"/>
              <table:table-cell table:number-columns-repeated="996"/>
            </table:table-row>
          </table:table-row-group>
          <table:table-row table:style-name="ro3" table:number-rows-repeated="2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>
              <table:table-cell table:style-name="Default" table:number-columns-repeated="3"/>
              <table:table-cell table:style-name="ce11" table:number-columns-repeated="25"/>
              <table:table-cell table:number-columns-repeated="996"/>
            </table:table-row>
          </table:table-row-group>
          <table:table-row table:style-name="ro3" table:number-rows-repeated="5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 table:number-rows-repeated="4">
              <table:table-cell table:style-name="Default" table:number-columns-repeated="3"/>
              <table:table-cell table:style-name="ce11" table:number-columns-repeated="25"/>
              <table:table-cell table:number-columns-repeated="996"/>
            </table:table-row>
          </table:table-row-group>
          <table:table-row table:style-name="ro3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</table:table-row-group>
        <table:table-row table:style-name="ro3" table:number-rows-repeated="2">
          <table:table-cell table:style-name="Default" table:number-columns-repeated="3"/>
          <table:table-cell table:style-name="ce11" table:number-columns-repeated="25"/>
          <table:table-cell table:number-columns-repeated="996"/>
        </table:table-row>
        <table:table-row-group>
          <table:table-row table:style-name="ro3" table:number-rows-repeated="7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</table:table-row-group>
        <table:table-row table:style-name="ro3" table:number-rows-repeated="2">
          <table:table-cell table:style-name="Default" table:number-columns-repeated="3"/>
          <table:table-cell table:style-name="ce11" table:number-columns-repeated="25"/>
          <table:table-cell table:number-columns-repeated="996"/>
        </table:table-row>
        <table:table-row-group>
          <table:table-row table:style-name="ro3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>
              <table:table-cell table:style-name="Default" table:number-columns-repeated="3"/>
              <table:table-cell table:style-name="ce25" table:number-columns-repeated="6"/>
              <table:table-cell table:style-name="ce11" table:number-columns-repeated="19"/>
              <table:table-cell table:number-columns-repeated="996"/>
            </table:table-row>
          </table:table-row-group>
          <table:table-row table:style-name="ro3" table:number-rows-repeated="2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>
              <table:table-cell table:style-name="Default" table:number-columns-repeated="3"/>
              <table:table-cell table:style-name="ce25" table:number-columns-repeated="6"/>
              <table:table-cell table:style-name="ce11" table:number-columns-repeated="19"/>
              <table:table-cell table:number-columns-repeated="996"/>
            </table:table-row>
          </table:table-row-group>
          <table:table-row table:style-name="ro3" table:number-rows-repeated="2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 table:number-rows-repeated="2">
              <table:table-cell table:style-name="Default" table:number-columns-repeated="3"/>
              <table:table-cell table:style-name="ce11" table:number-columns-repeated="25"/>
              <table:table-cell table:number-columns-repeated="996"/>
            </table:table-row>
          </table:table-row-group>
          <table:table-row table:style-name="ro3" table:number-rows-repeated="2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>
              <table:table-cell table:style-name="Default" table:number-columns-repeated="3"/>
              <table:table-cell table:style-name="ce11" table:number-columns-repeated="25"/>
              <table:table-cell table:number-columns-repeated="996"/>
            </table:table-row>
            <table:table-row-group>
              <table:table-row table:style-name="ro3" table:number-rows-repeated="6">
                <table:table-cell table:style-name="Default" table:number-columns-repeated="3"/>
                <table:table-cell table:style-name="ce11" table:number-columns-repeated="25"/>
                <table:table-cell table:number-columns-repeated="996"/>
              </table:table-row>
            </table:table-row-group>
          </table:table-row-group>
          <table:table-row table:style-name="ro3" table:number-rows-repeated="2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>
              <table:table-cell table:style-name="Default" table:number-columns-repeated="3"/>
              <table:table-cell table:style-name="ce11" table:number-columns-repeated="25"/>
              <table:table-cell table:number-columns-repeated="996"/>
            </table:table-row>
          </table:table-row-group>
          <table:table-row table:style-name="ro3" table:number-rows-repeated="2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 table:number-rows-repeated="2">
              <table:table-cell table:style-name="Default" table:number-columns-repeated="3"/>
              <table:table-cell table:style-name="ce11" table:number-columns-repeated="25"/>
              <table:table-cell table:number-columns-repeated="996"/>
            </table:table-row>
          </table:table-row-group>
        </table:table-row-group>
        <table:table-row table:style-name="ro3" table:number-rows-repeated="2">
          <table:table-cell table:style-name="Default" table:number-columns-repeated="3"/>
          <table:table-cell table:style-name="ce11" table:number-columns-repeated="25"/>
          <table:table-cell table:number-columns-repeated="996"/>
        </table:table-row>
        <table:table-row-group>
          <table:table-row table:style-name="ro3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-group>
              <table:table-row table:style-name="ro3">
                <table:table-cell table:style-name="Default" table:number-columns-repeated="3"/>
                <table:table-cell table:style-name="ce11" table:number-columns-repeated="25"/>
                <table:table-cell table:number-columns-repeated="996"/>
              </table:table-row>
              <table:table-row-group>
                <table:table-row table:style-name="ro3">
                  <table:table-cell table:style-name="Default" table:number-columns-repeated="3"/>
                  <table:table-cell table:style-name="ce11" table:number-columns-repeated="25"/>
                  <table:table-cell table:number-columns-repeated="996"/>
                </table:table-row>
              </table:table-row-group>
              <table:table-row table:style-name="ro3" table:number-rows-repeated="3">
                <table:table-cell table:style-name="Default" table:number-columns-repeated="3"/>
                <table:table-cell table:style-name="ce11" table:number-columns-repeated="25"/>
                <table:table-cell table:number-columns-repeated="996"/>
              </table:table-row>
              <table:table-row-group>
                <table:table-row table:style-name="ro3" table:number-rows-repeated="2">
                  <table:table-cell table:style-name="Default" table:number-columns-repeated="3"/>
                  <table:table-cell table:style-name="ce11" table:number-columns-repeated="25"/>
                  <table:table-cell table:number-columns-repeated="996"/>
                </table:table-row>
              </table:table-row-group>
              <table:table-row table:style-name="ro3" table:number-rows-repeated="4">
                <table:table-cell table:style-name="Default" table:number-columns-repeated="3"/>
                <table:table-cell table:style-name="ce11" table:number-columns-repeated="25"/>
                <table:table-cell table:number-columns-repeated="996"/>
              </table:table-row>
              <table:table-row-group>
                <table:table-row table:style-name="ro3" table:number-rows-repeated="2">
                  <table:table-cell table:style-name="Default" table:number-columns-repeated="3"/>
                  <table:table-cell table:style-name="ce11" table:number-columns-repeated="25"/>
                  <table:table-cell table:number-columns-repeated="996"/>
                </table:table-row>
              </table:table-row-group>
              <table:table-row table:style-name="ro3">
                <table:table-cell table:style-name="Default" table:number-columns-repeated="3"/>
                <table:table-cell table:style-name="ce11" table:number-columns-repeated="25"/>
                <table:table-cell table:number-columns-repeated="996"/>
              </table:table-row>
            </table:table-row-group>
          </table:table-row-group>
          <table:table-row table:style-name="ro3" table:number-rows-repeated="2">
            <table:table-cell table:style-name="Default" table:number-columns-repeated="3"/>
            <table:table-cell table:style-name="ce11" table:number-columns-repeated="25"/>
            <table:table-cell table:number-columns-repeated="996"/>
          </table:table-row>
          <table:table-row-group>
            <table:table-row table:style-name="ro3" table:number-rows-repeated="2">
              <table:table-cell table:style-name="Default" table:number-columns-repeated="3"/>
              <table:table-cell table:style-name="ce11" table:number-columns-repeated="25"/>
              <table:table-cell table:number-columns-repeated="996"/>
            </table:table-row>
            <table:table-row table:style-name="ro3">
              <table:table-cell table:style-name="Default" table:number-columns-repeated="3"/>
              <table:table-cell table:style-name="ce11" table:number-columns-repeated="24"/>
              <table:table-cell table:number-columns-repeated="997"/>
            </table:table-row>
            <table:table-row-group>
              <table:table-row table:style-name="ro3">
                <table:table-cell table:style-name="Default" table:number-columns-repeated="3"/>
                <table:table-cell table:style-name="ce11" table:number-columns-repeated="24"/>
                <table:table-cell table:number-columns-repeated="997"/>
              </table:table-row>
              <table:table-row-group>
                <table:table-row table:style-name="ro3" table:number-rows-repeated="3">
                  <table:table-cell table:style-name="Default" table:number-columns-repeated="3"/>
                  <table:table-cell table:style-name="ce11" table:number-columns-repeated="25"/>
                  <table:table-cell table:number-columns-repeated="996"/>
                </table:table-row>
              </table:table-row-group>
              <table:table-row table:style-name="ro3">
                <table:table-cell table:style-name="Default" table:number-columns-repeated="3"/>
                <table:table-cell table:style-name="ce11" table:number-columns-repeated="25"/>
                <table:table-cell table:number-columns-repeated="996"/>
              </table:table-row>
              <table:table-row-group>
                <table:table-row table:style-name="ro3" table:number-rows-repeated="4">
                  <table:table-cell table:style-name="Default" table:number-columns-repeated="3"/>
                  <table:table-cell table:style-name="ce11" table:number-columns-repeated="25"/>
                  <table:table-cell table:number-columns-repeated="996"/>
                </table:table-row>
              </table:table-row-group>
              <table:table-row table:style-name="ro3">
                <table:table-cell table:style-name="Default" table:number-columns-repeated="3"/>
                <table:table-cell table:style-name="ce11" table:number-columns-repeated="25"/>
                <table:table-cell table:number-columns-repeated="996"/>
              </table:table-row>
              <table:table-row-group>
                <table:table-row table:style-name="ro3" table:number-rows-repeated="4">
                  <table:table-cell table:style-name="Default" table:number-columns-repeated="3"/>
                  <table:table-cell table:style-name="ce11" table:number-columns-repeated="25"/>
                  <table:table-cell table:number-columns-repeated="996"/>
                </table:table-row>
              </table:table-row-group>
              <table:table-row table:style-name="ro3">
                <table:table-cell table:style-name="Default" table:number-columns-repeated="3"/>
                <table:table-cell table:style-name="ce11" table:number-columns-repeated="25"/>
                <table:table-cell table:number-columns-repeated="996"/>
              </table:table-row>
              <table:table-row-group>
                <table:table-row table:style-name="ro3" table:number-rows-repeated="2">
                  <table:table-cell table:style-name="Default" table:number-columns-repeated="3"/>
                  <table:table-cell table:style-name="ce11" table:number-columns-repeated="25"/>
                  <table:table-cell table:number-columns-repeated="996"/>
                </table:table-row>
              </table:table-row-group>
              <table:table-row table:style-name="ro3">
                <table:table-cell table:style-name="Default" table:number-columns-repeated="3"/>
                <table:table-cell table:style-name="ce11" table:number-columns-repeated="25"/>
                <table:table-cell table:number-columns-repeated="996"/>
              </table:table-row>
              <table:table-row-group>
                <table:table-row table:style-name="ro3" table:number-rows-repeated="2">
                  <table:table-cell table:style-name="Default" table:number-columns-repeated="3"/>
                  <table:table-cell table:style-name="ce11" table:number-columns-repeated="25"/>
                  <table:table-cell table:number-columns-repeated="996"/>
                </table:table-row>
              </table:table-row-group>
              <table:table-row table:style-name="ro3">
                <table:table-cell table:style-name="Default" table:number-columns-repeated="12"/>
                <table:table-cell table:style-name="ce11" table:number-columns-repeated="16"/>
                <table:table-cell table:number-columns-repeated="996"/>
              </table:table-row>
              <table:table-row-group>
                <table:table-row table:style-name="ro3" table:number-rows-repeated="17">
                  <table:table-cell table:style-name="Default" table:number-columns-repeated="12"/>
                  <table:table-cell table:style-name="ce11" table:number-columns-repeated="16"/>
                  <table:table-cell table:number-columns-repeated="996"/>
                </table:table-row>
              </table:table-row-group>
              <table:table-row table:style-name="ro3">
                <table:table-cell table:style-name="ce4" office:value-type="string">
                  <text:p>Телефон:</text:p>
                </table:table-cell>
                <table:table-cell table:style-name="ce12"/>
                <table:table-cell table:style-name="ce11" table:number-columns-repeated="26"/>
                <table:table-cell table:number-columns-repeated="996"/>
              </table:table-row>
              <table:table-row-group>
                <table:table-row table:style-name="ro2">
                  <table:table-cell table:style-name="ce5" office:value-type="string">
                    <text:p><text:s/>поле ввода телефона проверяется по маске "+7(999)-999-99-99" </text:p>
                  </table:table-cell>
                  <table:table-cell table:style-name="ce14" office:value-type="string">
                    <text:p>fail</text:p>
                  </table:table-cell>
                  <table:table-cell table:style-name="ce8"/>
                  <table:table-cell table:style-name="ce11" table:number-columns-repeated="25"/>
                  <table:table-cell table:number-columns-repeated="996"/>
                </table:table-row>
                <table:table-row table:style-name="ro2">
                  <table:table-cell table:style-name="ce5" office:value-type="string">
                    <text:p>корректное значение</text:p>
                  </table:table-cell>
                  <table:table-cell table:style-name="ce14" office:value-type="string">
                    <text:p>fail</text:p>
                  </table:table-cell>
                  <table:table-cell table:style-name="ce12"/>
                  <table:table-cell table:style-name="ce11" table:number-columns-repeated="25"/>
                  <table:table-cell table:number-columns-repeated="996"/>
                </table:table-row>
                <table:table-row table:style-name="ro2">
                  <table:table-cell table:style-name="ce6" office:value-type="string">
                    <text:p>некорректное значение</text:p>
                  </table:table-cell>
                  <table:table-cell table:style-name="ce14" office:value-type="string">
                    <text:p>fail</text:p>
                  </table:table-cell>
                  <table:table-cell table:style-name="ce12"/>
                  <table:table-cell table:style-name="ce11" table:number-columns-repeated="25"/>
                  <table:table-cell table:number-columns-repeated="996"/>
                </table:table-row>
              </table:table-row-group>
            </table:table-row-group>
          </table:table-row-group>
          <table:table-row table:style-name="ro3">
            <table:table-cell table:style-name="ce5"/>
            <table:table-cell/>
            <table:table-cell table:style-name="ce8"/>
            <table:table-cell table:style-name="ce11" table:number-columns-repeated="25"/>
            <table:table-cell table:number-columns-repeated="996"/>
          </table:table-row>
          <table:table-row table:style-name="ro2">
            <table:table-cell table:style-name="ce7" office:value-type="string">
              <text:p>Вакансии</text:p>
            </table:table-cell>
            <table:table-cell/>
            <table:table-cell table:style-name="ce12"/>
            <table:table-cell table:style-name="ce11" table:number-columns-repeated="25"/>
            <table:table-cell table:number-columns-repeated="996"/>
          </table:table-row>
          <table:table-row-group>
            <table:table-row table:style-name="ro2">
              <table:table-cell table:style-name="ce8" office:value-type="string">
                <text:p>Отображаются карточки</text:p>
              </table:table-cell>
              <table:table-cell table:style-name="ce15" office:value-type="string">
                <text:p>ok</text:p>
              </table:table-cell>
              <table:table-cell table:style-name="ce12"/>
              <table:table-cell table:style-name="ce11" table:number-columns-repeated="25"/>
              <table:table-cell table:number-columns-repeated="996"/>
            </table:table-row>
            <table:table-row table:style-name="ro2">
              <table:table-cell table:style-name="ce8" office:value-type="string">
                <text:p>При нажатии на карточку открывается данная вакансия на hh.ru</text:p>
              </table:table-cell>
              <table:table-cell table:style-name="ce15" office:value-type="string">
                <text:p>ok</text:p>
              </table:table-cell>
              <table:table-cell table:style-name="ce8"/>
              <table:table-cell table:style-name="ce11" table:number-columns-repeated="25"/>
              <table:table-cell table:number-columns-repeated="996"/>
            </table:table-row>
          </table:table-row-group>
        </table:table-row-group>
        <table:table-row table:style-name="ro3">
          <table:table-cell table:style-name="ce9"/>
          <table:table-cell/>
          <table:table-cell table:style-name="ce12"/>
          <table:table-cell table:style-name="ce11" table:number-columns-repeated="25"/>
          <table:table-cell table:number-columns-repeated="996"/>
        </table:table-row>
        <table:table-row table:style-name="ro2">
          <table:table-cell table:style-name="ce10" office:value-type="string">
            <text:p>API</text:p>
          </table:table-cell>
          <table:table-cell/>
          <table:table-cell table:style-name="ce12"/>
          <table:table-cell table:style-name="ce11" table:number-columns-repeated="25"/>
          <table:table-cell table:number-columns-repeated="996"/>
        </table:table-row>
        <table:table-row-group>
          <table:table-row table:style-name="ro2">
            <table:table-cell table:style-name="ce8" office:value-type="string">
              <text:p>Запрос осуществляется посредством отправки http запроса типа GET на адрес «/api/users»</text:p>
            </table:table-cell>
            <table:table-cell table:style-name="ce15" office:value-type="string">
              <text:p>ok</text:p>
            </table:table-cell>
            <table:table-cell table:style-name="ce8"/>
            <table:table-cell table:style-name="ce11" table:number-columns-repeated="25"/>
            <table:table-cell table:number-columns-repeated="996"/>
          </table:table-row>
          <table:table-row table:style-name="ro2">
            <table:table-cell table:style-name="ce9" office:value-type="string">
              <text:p>Ответ API содержит файл json </text:p>
            </table:table-cell>
            <table:table-cell table:style-name="ce15" office:value-type="string">
              <text:p>ok</text:p>
            </table:table-cell>
            <table:table-cell table:style-name="ce12"/>
            <table:table-cell table:style-name="ce11" table:number-columns-repeated="25"/>
            <table:table-cell table:number-columns-repeated="996"/>
          </table:table-row>
        </table:table-row-group>
        <table:table-row table:style-name="ro3">
          <table:table-cell table:style-name="ce9"/>
          <table:table-cell/>
          <table:table-cell table:style-name="ce12"/>
          <table:table-cell table:style-name="ce11" table:number-columns-repeated="25"/>
          <table:table-cell table:number-columns-repeated="996"/>
        </table:table-row>
        <table:table-row table:style-name="ro2">
          <table:table-cell table:style-name="ce10" office:value-type="string">
            <text:p>Административная часть сайта</text:p>
          </table:table-cell>
          <table:table-cell/>
          <table:table-cell table:style-name="ce8"/>
          <table:table-cell table:style-name="ce11" table:number-columns-repeated="25"/>
          <table:table-cell table:number-columns-repeated="996"/>
        </table:table-row>
        <table:table-row-group>
          <table:table-row table:style-name="ro2">
            <table:table-cell table:style-name="ce8" office:value-type="string">
              <text:p>Блок с контактными номерами доступен для редактирования </text:p>
            </table:table-cell>
            <table:table-cell table:style-name="ce14" office:value-type="string">
              <text:p>fail</text:p>
            </table:table-cell>
            <table:table-cell table:style-name="ce12"/>
            <table:table-cell table:style-name="ce11" table:number-columns-repeated="25"/>
            <table:table-cell table:number-columns-repeated="996"/>
          </table:table-row>
          <table:table-row table:style-name="ro2">
            <table:table-cell table:style-name="ce8" office:value-type="string">
              <text:p>Блок «Присоединяйтесь» доступен для редактирования</text:p>
            </table:table-cell>
            <table:table-cell table:style-name="ce14" office:value-type="string">
              <text:p>fail</text:p>
            </table:table-cell>
            <table:table-cell table:style-name="ce12"/>
            <table:table-cell table:style-name="ce11" table:number-columns-repeated="25"/>
            <table:table-cell table:number-columns-repeated="996"/>
          </table:table-row>
        </table:table-row-group>
        <table:table-row table:style-name="ro3">
          <table:table-cell table:style-name="ce11"/>
          <table:table-cell table:style-name="ce16"/>
          <table:table-cell table:style-name="ce8"/>
          <table:table-cell table:style-name="ce11" table:number-columns-repeated="25"/>
          <table:table-cell table:number-columns-repeated="996"/>
        </table:table-row>
        <table:table-row table:style-name="ro3">
          <table:table-cell table:style-name="ce12" office:value-type="string">
            <text:p>Всего проблем:</text:p>
          </table:table-cell>
          <table:table-cell table:style-name="ce17" table:formula="of:=COUNTIFS([.B2:.B160];&quot;bugs&quot;)" office:value-type="float" office:value="0">
            <text:p>0</text:p>
          </table:table-cell>
          <table:table-cell table:style-name="ce12"/>
          <table:table-cell table:style-name="ce11" table:number-columns-repeated="25"/>
          <table:table-cell table:number-columns-repeated="996"/>
        </table:table-row>
        <table:table-row table:style-name="ro3">
          <table:table-cell table:style-name="ce12" office:value-type="string">
            <text:p>Проверок недоступно:</text:p>
          </table:table-cell>
          <table:table-cell table:style-name="ce18" table:formula="of:=COUNTIFS([.B2:.B160];&quot;fail&quot;)" office:value-type="float" office:value="5">
            <text:p>5</text:p>
          </table:table-cell>
          <table:table-cell table:style-name="ce12"/>
          <table:table-cell table:style-name="ce11" table:number-columns-repeated="25"/>
          <table:table-cell table:number-columns-repeated="996"/>
        </table:table-row>
        <table:table-row table:style-name="ro3" table:number-rows-repeated="2">
          <table:table-cell table:style-name="ce13"/>
          <table:table-cell table:style-name="ce19"/>
          <table:table-cell table:style-name="ce22"/>
          <table:table-cell table:style-name="ce11" table:number-columns-repeated="25"/>
          <table:table-cell table:number-columns-repeated="996"/>
        </table:table-row>
        <table:table-row table:style-name="ro3" table:number-rows-repeated="7">
          <table:table-cell table:style-name="ce11" table:number-columns-repeated="28"/>
          <table:table-cell table:number-columns-repeated="996"/>
        </table:table-row>
        <table:table-row table:style-name="ro3">
          <table:table-cell table:style-name="ce11" table:number-columns-repeated="27"/>
          <table:table-cell table:number-columns-repeated="997"/>
        </table:table-row>
        <table:table-row table:style-name="ro3" table:number-rows-repeated="962">
          <table:table-cell table:style-name="ce11" table:number-columns-repeated="28"/>
          <table:table-cell table:number-columns-repeated="996"/>
        </table:table-row>
        <table:table-row table:style-name="ro3" table:number-rows-repeated="9">
          <table:table-cell table:number-columns-repeated="3"/>
          <table:table-cell table:style-name="ce11" table:number-columns-repeated="25"/>
          <table:table-cell table:number-columns-repeated="996"/>
        </table:table-row>
        <table:table-row table:style-name="ro4" table:number-rows-repeated="1047431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named-expressions>
        <table:named-range table:name="Всего_проблем" table:base-cell-address="$'Чек-лист'.$A$1" table:cell-range-address="$'Чек-лист'.$B$10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Google Sans&quot;" svg:font-family="'&quot;Google Sans&quot;'" style:font-pitch="variable"/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 </number:text>
      <number:number number:decimal-places="2" number:min-integer-digits="1" number:grouping="true"/>
      <number:text> </number:text>
    </number:number-style>
    <number:number-style style:name="N106P1" style:volatile="true">
      <number:text> (</number:text>
      <number:number number:decimal-places="2" number:min-integer-digits="1" number:grouping="true"/>
      <number:text>)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> </number:text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ru" number:country="RU">
      <number:minutes number:style="long"/>
      <number:text>:</number:text>
      <number:seconds number:style="long"/>
    </number:time-style>
    <number:time-style style:name="N8125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ru" number:country="RU">
      <number:minutes number:style="long"/>
      <number:text>:</number:text>
      <number:seconds number:style="long" number:decimal-places="1"/>
    </number:time-style>
    <number:number-style style:name="N8127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_20_1" style:display-name="Style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Check_20_Cell" style:display-name="Excel Built-in Check Cell" style:family="table-cell" style:parent-style-name="Excel_20_Built-in_20_Normal">
      <style:table-cell-properties fo:background-color="#a5a5a5" style:diagonal-bl-tr="none" style:diagonal-tl-br="none" fo:border="0.105cm double #3f3f3f" style:border-line-width="0.035cm 0.035cm 0.035cm" style:rotation-align="non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Excel_20_Built-in_20_Bad" style:display-name="Excel Built-in Bad" style:family="table-cell" style:parent-style-name="Excel_20_Built-in_20_Normal">
      <style:table-cell-properties fo:background-color="#ffc7ce"/>
      <style:text-properties fo:color="#9c0006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6efce"/>
      <style:text-properties fo:color="#0061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6"/>
    <style:style style:name="Excel_20_Built-in_20_40_25__20_-_20_Accent1" style:display-name="Excel Built-in 40% - Accent1" style:family="table-cell" style:parent-style-name="Excel_20_Built-in_20_Normal">
      <style:table-cell-properties fo:background-color="#b3cefb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d9e7fd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8eb6f8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9">19.12.2022</text:date>, <text:time>18:40:5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Чек-лист" style:display-name="PageStyle_Чек-лис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19T18:40:51.10</dc:date>
    <dc:creator>Анастасия Куриленкова</dc:creator>
    <meta:document-statistic meta:table-count="1" meta:cell-count="213" meta:object-count="0"/>
    <meta:generator>OpenOffice/4.1.13$Win32 OpenOffice.org_project/4113m1$Build-9810</meta:generator>
  </office:meta>
</office:document-meta>
</file>